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new1" style:family="paragraph" style:master-page-name="Standard">
      <style:paragraph-properties fo:margin-left="0pt" fo:margin-right="0pt" style:page-number="1" style:writing-mode="lr-tb">
        <style:tab-stops>
          <style:tab-stop style:position="566.930116pt" style:type="right" style:leader-type="none"/>
        </style:tab-stops>
      </style:paragraph-properties>
      <style:text-properties/>
    </style:style>
    <style:style style:name="P3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63.37285902502pt" style:type="left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horizontal-pos="from-left" style:horizontal-rel="page" style:overflow-behavior="clip" style:protect="size" style:vertical-pos="from-top" style:vertical-rel="pag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horizontal-pos="from-left" style:horizontal-rel="page" style:overflow-behavior="clip" style:protect="content size" style:vertical-pos="from-top" style:vertical-rel="page" style:wrap="none"/>
    </style:style>
  </office:automatic-styles>
  <office:body>
    <office:text>
      <draw:frame draw:name="Headers" draw:style-name="fr1" svg:x="0pt" svg:y="0pt" text:anchor-type="page" text:anchor-page-number="1" draw:z-index="6" svg:width="595.2766218pt" svg:height="70.8662645pt">
        <draw:text-box draw:chain-next-name="Headers-2">
          <text:p text:style-name="P2"><text:tab text:tab-ref="1"/><text:span><text:chapter>&lt;No title&gt;</text:chapter></text:span></text:p>
        </draw:text-box>
      </draw:frame>
      <draw:frame draw:name="Headers-2" draw:style-name="fr1" svg:x="0pt" svg:y="841.89122226pt" text:anchor-type="page" text:anchor-page-number="1" draw:z-index="4" svg:width="595.2766218pt" svg:height="70.8662644999999pt" draw:copy-of="Headers">
        <draw:text-box/>
      </draw:frame>
      <draw:frame draw:name="Footers" draw:style-name="fr2" svg:x="1.05401844532271pt" svg:y="780.979205262618pt" text:anchor-type="page" text:anchor-page-number="1" draw:z-index="5" svg:width="79.2170963253707pt" svg:height="52.4795417348579pt">
        <draw:text-box>
          <text:p text:style-name="P3"><text:tab text:tab-ref="1"/><text:span><text:page-number text:select-page="current">1</text:page-number></text:span></text:p>
        </draw:text-box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  <style:style style:name="P1" style:parent-style-name="new2" style:family="paragraph" style:master-page-name="Standard">
      <style:paragraph-properties style:page-number="1" style:writing-mode="lr-tb"/>
      <style:text-properties/>
    </style:style>
  </office:automatic-styles>
  <office:master-styles>
    <style:master-page style:name="Standard" style:page-layout-name="pm1">
      <style:footer>
        <text:p text:style-name="P1"><text:span><text:title>Alter Title in Document Information</text:titl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